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1cm" svg:x2="1.032cm" svg:y2="19.973cm" svg:d="M1032 1000v18973" svg:viewBox="0 0 1 18974">
          <text:p/>
        </draw:connector>
        <draw:connector draw:style-name="gr1" draw:text-style-name="P1" xml:id="id2" draw:id="id2" draw:layer="layout" draw:type="line" svg:x1="1.032cm" svg:y1="1cm" svg:x2="28.717cm" svg:y2="1.032cm" draw:start-shape="id1" draw:start-glue-point="2" svg:d="M1032 1000l27685 32" svg:viewBox="0 0 27686 33">
          <text:p/>
        </draw:connector>
        <draw:connector draw:style-name="gr1" draw:text-style-name="P1" xml:id="id3" draw:id="id3" draw:layer="layout" draw:type="line" svg:x1="28.717cm" svg:y1="1.032cm" svg:x2="28.717cm" svg:y2="20.005cm" draw:start-shape="id2" draw:start-glue-point="3" svg:d="M28717 1032v18973" svg:viewBox="0 0 1 18974">
          <text:p/>
        </draw:connector>
        <draw:connector draw:style-name="gr1" draw:text-style-name="P1" draw:layer="layout" draw:type="line" svg:x1="28.717cm" svg:y1="20.005cm" svg:x2="8.066cm" svg:y2="20.005cm" draw:start-shape="id3" draw:start-glue-point="3" svg:d="M28717 20005h-20651" svg:viewBox="0 0 20652 1">
          <text:p/>
        </draw:connector>
        <draw:connector draw:style-name="gr1" draw:text-style-name="P1" draw:layer="layout" draw:type="line" svg:x1="1.032cm" svg:y1="19.973cm" svg:x2="5.162cm" svg:y2="19.973cm" draw:start-shape="id1" draw:start-glue-point="3" svg:d="M1032 19973h4130" svg:viewBox="0 0 4131 1">
          <text:p/>
        </draw:connector>
        <draw:connector draw:style-name="gr1" draw:text-style-name="P1" draw:layer="layout" draw:type="line" svg:x1="5.195cm" svg:y1="20.941cm" svg:x2="5.195cm" svg:y2="18.295cm" svg:d="M5195 20941v-2646" svg:viewBox="0 0 1 2647">
          <text:p/>
        </draw:connector>
        <draw:connector draw:style-name="gr1" draw:text-style-name="P1" draw:layer="layout" draw:type="line" svg:x1="8.066cm" svg:y1="21.005cm" svg:x2="8.034cm" svg:y2="18.295cm" svg:d="M8066 21005l-32-2710" svg:viewBox="0 0 33 2711">
          <text:p/>
        </draw:connector>
        <draw:custom-shape draw:style-name="gr2" draw:text-style-name="P1" draw:layer="layout" svg:width="0.9cm" svg:height="1.2cm" svg:x="27.8cm" svg:y="3.9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26.9cm" svg:y="3.9cm">
          <text:p text:style-name="P1">04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2cm" svg:height="4.045cm" svg:x="7.1cm" svg:y="6.2cm">
          <draw:text-box>
            <text:p text:style-name="P2"><text:span text:style-name="T1"><text:s text:c="6"/></text:span></text:p>
            <text:p text:style-name="P2"><text:span text:style-name="T1"><text:s text:c="8"/></text:span><text:span text:style-name="T1">PC Cm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09:58:59.403302649</meta:creation-date>
    <dc:date>2016-07-04T10:09:43.765630633</dc:date>
    <dc:creator>SD Canto</dc:creator>
    <meta:editing-duration>PT36S</meta:editing-duration>
    <meta:editing-cycles>2</meta:editing-cycles>
    <meta:generator>LibreOffice/4.2.8.2$Linux_x86 LibreOffice_project/420m0$Build-2</meta:generator>
    <meta:document-statistic meta:object-count="10"/>
  </office:meta>
</office:document-meta>
</file>